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4" style:family="paragraph">
      <style:paragraph-properties fo:text-align="center"/>
    </style:style>
    <style:style style:name="P5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9" style:family="paragraph">
      <style:text-properties style:font-name="Arial" fo:font-size="6pt" style:font-size-asian="6pt" style:font-size-complex="6pt"/>
    </style:style>
    <style:style style:name="P10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1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2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P13" style:family="paragraph">
      <style:paragraph-properties fo:text-align="center"/>
      <style:text-properties style:text-line-through-style="none" style:font-name="Arial1" fo:font-size="11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fo:border="solid #000000" style:vertical-pos="from-top" style:vertical-rel="paragraph" style:horizontal-pos="from-left" style:horizontal-rel="paragraph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4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5" style:family="graphic">
      <style:graphic-properties draw:stroke="none" svg:stroke-color="#000000" draw:fill="none" draw:fill-color="#ffffff" fo:min-height="0.385cm" style:run-through="foreground"/>
    </style:style>
    <style:style style:name="gr6" style:family="graphic">
      <style:graphic-properties fo:border="none #000000"/>
    </style:style>
    <style:style style:name="gr7" style:family="graphic">
      <style:graphic-properties draw:stroke="dash" draw:stroke-dash="Ultrafine_20_Dashed"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247cm" style:run-through="foreground"/>
    </style:style>
    <style:style style:name="gr9" style:family="graphic">
      <style:graphic-properties draw:stroke="none" svg:stroke-color="#000000" draw:fill="none" draw:fill-color="#ffffff" fo:min-height="0.326cm" style:run-through="foreground"/>
    </style:style>
    <style:style style:name="gr10" style:family="graphic">
      <style:graphic-properties draw:stroke="none" svg:stroke-color="#000000" draw:fill="none" draw:fill-color="#ffffff" fo:min-height="0.332cm" style:run-through="foreground"/>
    </style:style>
    <style:style style:name="gr11" style:family="graphic">
      <style:graphic-properties fo:border="none #000000" style:vertical-pos="from-top" style:vertical-rel="paragraph" style:horizontal-pos="from-left" style:horizontal-rel="paragraph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1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7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8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Logo" form:control-implementation="ooo:com.sun.star.form.component.TextField" xml:id="control56" form:id="control5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becalho2" form:control-implementation="ooo:com.sun.star.form.component.TextField" xml:id="control57" form:id="control5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becalho3" form:control-implementation="ooo:com.sun.star.form.component.TextField" xml:id="control58" form:id="control5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becalho4" form:control-implementation="ooo:com.sun.star.form.component.TextField" xml:id="control59" form:id="control5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becalho1" form:control-implementation="ooo:com.sun.star.form.component.TextField" xml:id="control60" form:id="control6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becalho" form:control-implementation="ooo:com.sun.star.form.component.TextField" xml:id="control61" form:id="control6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ontrol text:anchor-type="paragraph" draw:z-index="2" draw:style-name="gr11" draw:text-style-name="P3" svg:width="6.069cm" svg:height="4.717cm" svg:x="0.755cm" svg:y="0.434cm" draw:control="control56"/><draw:control text:anchor-type="paragraph" draw:z-index="0" draw:style-name="gr1" draw:text-style-name="P3" svg:width="19.086cm" svg:height="5.548cm" svg:x="0.226cm" svg:y="0.291cm" draw:control="control61"/></text:p>
      <text:p text:style-name="P2"/>
      <text:p text:style-name="P2"><draw:control text:anchor-type="paragraph" draw:z-index="3" draw:style-name="gr11" draw:text-style-name="P13" svg:width="10.875cm" svg:height="0.664cm" svg:x="7.881cm" svg:y="0.127cm" draw:control="control60"/></text:p>
      <text:p text:style-name="P2"/>
      <text:p text:style-name="P2"><draw:control text:anchor-type="paragraph" draw:z-index="4" draw:style-name="gr11" draw:text-style-name="P13" svg:width="10.875cm" svg:height="0.664cm" svg:x="7.881cm" svg:y="0.005cm" draw:control="control57"/></text:p>
      <text:p text:style-name="P2"><draw:control text:anchor-type="paragraph" draw:z-index="5" draw:style-name="gr11" draw:text-style-name="P13" svg:width="10.875cm" svg:height="0.664cm" svg:x="7.881cm" svg:y="0.307cm" draw:control="control58"/></text:p>
      <text:p text:style-name="P2"/>
      <text:p text:style-name="P2"><draw:control text:anchor-type="paragraph" draw:z-index="6" draw:style-name="gr11" draw:text-style-name="P13" svg:width="10.875cm" svg:height="0.664cm" svg:x="7.881cm" svg:y="0.157cm" draw:control="control59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1" draw:style-name="gr2"><draw:rect draw:style-name="gr3" draw:text-style-name="P4" svg:width="4.478cm" svg:height="1.235cm" svg:x="0.235cm" svg:y="0.536cm"><text:p/></draw:rect><draw:rect draw:style-name="gr3" draw:text-style-name="P4" svg:width="1.989cm" svg:height="1.241cm" svg:x="4.747cm" svg:y="0.536cm"><text:p/></draw:rect><draw:rect draw:style-name="gr3" draw:text-style-name="P4" svg:width="12.593cm" svg:height="1.23cm" svg:x="6.772cm" svg:y="0.538cm"><text:p/></draw:rect><draw:custom-shape draw:style-name="gr4" draw:text-style-name="P5" svg:width="8.937cm" svg:height="0.75cm" svg:x="0.235cm" svg:y="1.774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3.786cm" svg:height="0.75cm" svg:x="9.171cm" svg:y="1.774cm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1.158cm" svg:height="0.75cm" svg:x="12.956cm" svg:y="1.774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1.493cm" svg:height="0.75cm" svg:x="14.113cm" svg:y="1.774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3.756cm" svg:height="0.75cm" svg:x="15.606cm" svg:y="1.774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4" draw:text-style-name="P5" svg:width="5.963cm" svg:height="0.75cm" svg:x="0.235cm" svg:y="2.524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3.918cm" svg:height="0.75cm" svg:x="6.197cm" svg:y="2.524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cm" svg:height="0.75cm" svg:x="10.115cm" svg:y="2.524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5.248cm" svg:height="0.75cm" svg:x="14.113cm" svg:y="2.524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4" draw:text-style-name="P5" svg:width="4.042cm" svg:height="0.75cm" svg:x="0.235cm" svg:y="3.273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3.312cm" svg:height="0.75cm" svg:x="4.276cm" svg:y="3.273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3.264cm" svg:height="0.75cm" svg:x="7.587cm" svg:y="3.273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3.289cm" svg:height="0.75cm" svg:x="10.825cm" svg:y="3.273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5.248cm" svg:height="0.75cm" svg:x="14.113cm" svg:y="3.273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4" draw:text-style-name="P5" svg:width="14.812cm" svg:height="0.75cm" svg:x="0.235cm" svg:y="4.773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315cm" svg:height="0.75cm" svg:x="15.05cm" svg:y="4.773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5" draw:text-style-name="P7" svg:width="3.123cm" svg:height="0.385cm" svg:x="16.242cm" svg:y="0.102cm"><draw:text-box><text:p text:style-name="P6"><text:span text:style-name="T3">RECIBO DO PAGADOR</text:span></text:p></draw:text-box></draw:frame><draw:control draw:style-name="gr6" draw:text-style-name="P3" svg:width="8.699cm" svg:height="0.396cm" svg:x="0.396cm" svg:y="2.076cm" draw:control="control1"/><draw:control draw:style-name="gr6" draw:text-style-name="P3" svg:width="3.527cm" svg:height="0.396cm" svg:x="9.312cm" svg:y="2.076cm" draw:control="control2"/><draw:control draw:style-name="gr6" draw:text-style-name="P3" svg:width="0.929cm" svg:height="0.396cm" svg:x="13.104cm" svg:y="2.076cm" draw:control="control3"/><draw:control draw:style-name="gr6" draw:text-style-name="P8" svg:width="4.123cm" svg:height="0.953cm" svg:x="0.44cm" svg:y="0.691cm" draw:control="control4"/><draw:control draw:style-name="gr6" draw:text-style-name="P3" svg:width="1.274cm" svg:height="0.396cm" svg:x="14.254cm" svg:y="2.076cm" draw:control="control5"/><draw:control draw:style-name="gr6" draw:text-style-name="P3" svg:width="3.555cm" svg:height="0.401cm" svg:x="15.727cm" svg:y="2.076cm" draw:control="control6"/><draw:control draw:name="txtNumeroDocumento" draw:style-name="gr6" draw:text-style-name="P3" svg:width="5.696cm" svg:height="0.396cm" svg:x="0.396cm" svg:y="2.825cm" draw:control="control7"/><draw:control draw:name="txtNumeroDocumento" draw:style-name="gr6" draw:text-style-name="P3" svg:width="3.682cm" svg:height="0.396cm" svg:x="6.326cm" svg:y="2.825cm" draw:control="control8"/><draw:control draw:name="txtNumeroDocumento" draw:style-name="gr6" draw:text-style-name="P3" svg:width="3.793cm" svg:height="0.396cm" svg:x="10.243cm" svg:y="2.825cm" draw:control="control9"/><draw:control draw:name="txtNumeroDocumento" draw:style-name="gr6" draw:text-style-name="P3" svg:width="5.024cm" svg:height="0.396cm" svg:x="14.253cm" svg:y="2.825cm" draw:control="control10"/><draw:control draw:name="txtNumeroDocumento" draw:style-name="gr6" draw:text-style-name="P3" svg:width="3.795cm" svg:height="0.396cm" svg:x="0.396cm" svg:y="3.575cm" draw:control="control11"/><draw:control draw:name="txtNumeroDocumento" draw:style-name="gr6" draw:text-style-name="P3" svg:width="3.086cm" svg:height="0.396cm" svg:x="4.405cm" svg:y="3.575cm" draw:control="control12"/><draw:control draw:name="txtNumeroDocumento" draw:style-name="gr6" draw:text-style-name="P3" svg:width="3.049cm" svg:height="0.396cm" svg:x="7.686cm" svg:y="3.575cm" draw:control="control13"/><draw:control draw:name="txtNumeroDocumento" draw:style-name="gr6" draw:text-style-name="P3" svg:width="3.049cm" svg:height="0.396cm" svg:x="10.951cm" svg:y="3.575cm" draw:control="control14"/><draw:control draw:name="txtNumeroDocumento" draw:style-name="gr6" draw:text-style-name="P3" svg:width="5.061cm" svg:height="0.396cm" svg:x="14.216cm" svg:y="3.575cm" draw:control="control15"/><draw:control draw:name="txtNumeroDocumento" draw:style-name="gr6" draw:text-style-name="P3" svg:width="14.537cm" svg:height="0.396cm" svg:x="0.396cm" svg:y="5.074cm" draw:control="control16"/><draw:line draw:style-name="gr7" draw:text-style-name="P4" svg:x1="0.237cm" svg:y1="6.057cm" svg:x2="19.365cm" svg:y2="6.057cm"><text:p/></draw:line><draw:custom-shape draw:style-name="gr4" draw:text-style-name="P5" svg:width="19.128cm" svg:height="2.066cm" svg:x="0.237cm" svg:y="14.488cm"><text:p><text:span text:style-name="T2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8" draw:text-style-name="P9" svg:width="2.015cm" svg:height="0.248cm" svg:x="17.368cm" svg:y="5.791cm"><draw:text-box><text:p><text:span text:style-name="T4">Corte na linha abaixo</text:span></text:p></draw:text-box></draw:frame><draw:custom-shape draw:style-name="gr4" draw:text-style-name="P5" svg:width="14.579cm" svg:height="0.75cm" svg:x="0.235cm" svg:y="7.745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552cm" svg:height="0.75cm" svg:x="14.814cm" svg:y="7.745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14.579cm" svg:height="0.75cm" svg:x="0.235cm" svg:y="8.495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552cm" svg:height="0.75cm" svg:x="14.814cm" svg:y="8.495cm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552cm" svg:height="0.75cm" svg:x="14.814cm" svg:y="9.244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552cm" svg:height="0.75cm" svg:x="14.814cm" svg:y="9.994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552cm" svg:height="0.75cm" svg:x="14.814cm" svg:y="10.744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552cm" svg:height="0.75cm" svg:x="14.814cm" svg:y="11.493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552cm" svg:height="0.75cm" svg:x="14.814cm" svg:y="12.243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552cm" svg:height="0.75cm" svg:x="14.814cm" svg:y="12.993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552cm" svg:height="0.75cm" svg:x="14.814cm" svg:y="13.742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2.534cm" svg:height="0.75cm" svg:x="0.235cm" svg:y="9.244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2.952cm" svg:height="0.75cm" svg:x="2.768cm" svg:y="9.244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2.998cm" svg:height="0.75cm" svg:x="5.719cm" svg:y="9.244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2.095cm" svg:height="0.75cm" svg:x="8.716cm" svg:y="9.244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005cm" svg:height="0.75cm" svg:x="10.81cm" svg:y="9.244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2.534cm" svg:height="0.75cm" svg:x="0.235cm" svg:y="9.994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1.916cm" svg:height="0.75cm" svg:x="2.768cm" svg:y="9.994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2.565cm" svg:height="0.75cm" svg:x="4.684cm" svg:y="9.994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3.562cm" svg:height="0.75cm" svg:x="7.248cm" svg:y="9.994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005cm" svg:height="0.75cm" svg:x="10.81cm" svg:y="9.994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14.579cm" svg:height="3.749cm" svg:x="0.235cm" svg:y="10.744cm"><text:p><text:span text:style-name="T2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9" draw:text-style-name="P7" svg:width="3.915cm" svg:height="0.327cm" svg:x="15.45cm" svg:y="16.718cm"><draw:text-box><text:p text:style-name="P6"><text:span text:style-name="T3">FICHA DE COMPENSAÇÃO</text:span></text:p></draw:text-box></draw:frame><draw:frame draw:style-name="gr10" draw:text-style-name="P9" svg:width="2.357cm" svg:height="0.332cm" svg:x="12.471cm" svg:y="16.746cm"><draw:text-box><text:p><text:span text:style-name="T4">Autenticação Mecânica</text:span></text:p></draw:text-box></draw:frame><draw:control draw:style-name="gr6" draw:text-style-name="P10" svg:width="1.851cm" svg:height="0.952cm" svg:x="4.819cm" svg:y="0.688cm" draw:control="control17"/><draw:control draw:style-name="gr6" draw:text-style-name="P11" svg:width="12.286cm" svg:height="0.953cm" svg:x="6.924cm" svg:y="0.691cm" draw:control="control18"/><draw:rect draw:style-name="gr3" draw:text-style-name="P4" svg:width="4.478cm" svg:height="1.235cm" svg:x="0.235cm" svg:y="6.505cm"><text:p/></draw:rect><draw:rect draw:style-name="gr3" draw:text-style-name="P4" svg:width="1.989cm" svg:height="1.241cm" svg:x="4.747cm" svg:y="6.505cm"><text:p/></draw:rect><draw:rect draw:style-name="gr3" draw:text-style-name="P4" svg:width="12.593cm" svg:height="1.23cm" svg:x="6.772cm" svg:y="6.507cm"><text:p/></draw:rect><draw:control draw:style-name="gr6" draw:text-style-name="P8" svg:width="4.123cm" svg:height="0.953cm" svg:x="0.44cm" svg:y="6.66cm" draw:control="control19"/><draw:control draw:style-name="gr6" draw:text-style-name="P10" svg:width="1.851cm" svg:height="0.952cm" svg:x="4.819cm" svg:y="6.662cm" draw:control="control20"/><draw:control draw:style-name="gr6" draw:text-style-name="P11" svg:width="12.286cm" svg:height="0.953cm" svg:x="6.924cm" svg:y="6.66cm" draw:control="control21"/><draw:control draw:style-name="gr6" draw:text-style-name="P3" svg:width="14.311cm" svg:height="0.396cm" svg:x="0.396cm" svg:y="8.054cm" draw:control="control22"/><draw:control draw:style-name="gr6" draw:text-style-name="P3" svg:width="14.311cm" svg:height="0.396cm" svg:x="0.396cm" svg:y="8.796cm" draw:control="control23"/><draw:control draw:style-name="gr6" draw:text-style-name="P3" svg:width="4.313cm" svg:height="0.396cm" svg:x="14.925cm" svg:y="8.054cm" draw:control="control24"/><draw:control draw:style-name="gr6" draw:text-style-name="P3" svg:width="4.313cm" svg:height="0.396cm" svg:x="14.925cm" svg:y="8.796cm" draw:control="control25"/><draw:control draw:style-name="gr6" draw:text-style-name="P3" svg:width="4.315cm" svg:height="0.396cm" svg:x="14.942cm" svg:y="10.299cm" draw:control="control26"/><draw:control draw:style-name="gr6" draw:text-style-name="P3" svg:width="4.315cm" svg:height="0.396cm" svg:x="14.942cm" svg:y="9.521cm" draw:control="control27"/><draw:control draw:style-name="gr6" draw:text-style-name="P3" svg:width="4.315cm" svg:height="0.396cm" svg:x="14.942cm" svg:y="11.045cm" draw:control="control28"/><draw:control draw:style-name="gr6" draw:text-style-name="P3" svg:width="4.315cm" svg:height="0.396cm" svg:x="14.942cm" svg:y="11.795cm" draw:control="control29"/><draw:control draw:style-name="gr6" draw:text-style-name="P3" svg:width="4.315cm" svg:height="0.396cm" svg:x="14.942cm" svg:y="12.544cm" draw:control="control30"/><draw:control draw:style-name="gr6" draw:text-style-name="P3" svg:width="4.315cm" svg:height="0.396cm" svg:x="14.942cm" svg:y="13.294cm" draw:control="control31"/><draw:control draw:style-name="gr6" draw:text-style-name="P3" svg:width="2.271cm" svg:height="0.396cm" svg:x="0.396cm" svg:y="9.521cm" draw:control="control32"/><draw:control draw:style-name="gr6" draw:text-style-name="P3" svg:width="2.73cm" svg:height="0.396cm" svg:x="2.895cm" svg:y="9.521cm" draw:control="control33"/><draw:control draw:style-name="gr6" draw:text-style-name="P3" svg:width="2.786cm" svg:height="0.396cm" svg:x="5.841cm" svg:y="9.521cm" draw:control="control34"/><draw:control draw:style-name="gr6" draw:text-style-name="P3" svg:width="1.853cm" svg:height="0.396cm" svg:x="8.862cm" svg:y="9.521cm" draw:control="control35"/><draw:control draw:style-name="gr6" draw:text-style-name="P3" svg:width="3.774cm" svg:height="0.396cm" svg:x="10.951cm" svg:y="9.521cm" draw:control="control36"/><draw:control draw:style-name="gr6" draw:text-style-name="P3" svg:width="2.271cm" svg:height="0.396cm" svg:x="0.396cm" svg:y="10.299cm" draw:control="control37"/><draw:control draw:style-name="gr6" draw:text-style-name="P3" svg:width="1.692cm" svg:height="0.401cm" svg:x="2.89cm" svg:y="10.299cm" draw:control="control38"/><draw:control draw:style-name="gr6" draw:text-style-name="P3" svg:width="2.304cm" svg:height="0.401cm" svg:x="4.832cm" svg:y="10.299cm" draw:control="control39"/><draw:control draw:style-name="gr6" draw:text-style-name="P3" svg:width="3.301cm" svg:height="0.401cm" svg:x="7.419cm" svg:y="10.299cm" draw:control="control40"/><draw:control draw:style-name="gr6" draw:text-style-name="P3" svg:width="3.793cm" svg:height="0.401cm" svg:x="10.951cm" svg:y="10.299cm" draw:control="control41"/><draw:control draw:style-name="gr6" draw:text-style-name="P3" svg:width="4.315cm" svg:height="0.396cm" svg:x="14.942cm" svg:y="14.061cm" draw:control="control42"/><draw:control draw:style-name="gr6" draw:text-style-name="P12" svg:width="18.864cm" svg:height="0.401cm" svg:x="0.396cm" svg:y="14.808cm" draw:control="control43"/><draw:control draw:style-name="gr6" draw:text-style-name="P8" svg:width="10.891cm" svg:height="1.301cm" svg:x="0.237cm" svg:y="16.744cm" draw:control="control44"/><draw:custom-shape draw:style-name="gr4" draw:text-style-name="P5" svg:width="19.134cm" svg:height="0.75cm" svg:x="0.235cm" svg:y="4.023cm"><text:p><text:span text:style-name="T2">Pagador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6" draw:text-style-name="P3" svg:width="18.834cm" svg:height="0.396cm" svg:x="0.396cm" svg:y="4.325cm" draw:control="control45"/><draw:control draw:name="txtNumeroDocumento" draw:style-name="gr6" draw:text-style-name="P3" svg:width="14.292cm" svg:height="0.396cm" svg:x="0.394cm" svg:y="11.075cm" draw:control="control46"/><draw:control draw:name="txtNumeroDocumento" draw:style-name="gr6" draw:text-style-name="P3" svg:width="14.292cm" svg:height="0.396cm" svg:x="0.394cm" svg:y="11.493cm" draw:control="control47"/><draw:control draw:name="txtNumeroDocumento" draw:style-name="gr6" draw:text-style-name="P3" svg:width="14.292cm" svg:height="0.396cm" svg:x="0.394cm" svg:y="11.911cm" draw:control="control48"/><draw:control draw:name="txtNumeroDocumento" draw:style-name="gr6" draw:text-style-name="P3" svg:width="14.292cm" svg:height="0.396cm" svg:x="0.394cm" svg:y="12.329cm" draw:control="control49"/><draw:control draw:name="txtNumeroDocumento" draw:style-name="gr6" draw:text-style-name="P3" svg:width="14.292cm" svg:height="0.396cm" svg:x="0.394cm" svg:y="12.765cm" draw:control="control50"/><draw:control draw:name="txtNumeroDocumento" draw:style-name="gr6" draw:text-style-name="P3" svg:width="14.292cm" svg:height="0.396cm" svg:x="0.394cm" svg:y="13.183cm" draw:control="control51"/><draw:control draw:name="txtNumeroDocumento" draw:style-name="gr6" draw:text-style-name="P3" svg:width="14.292cm" svg:height="0.396cm" svg:x="0.394cm" svg:y="13.601cm" draw:control="control52"/><draw:control draw:name="txtNumeroDocumento" draw:style-name="gr6" draw:text-style-name="P3" svg:width="14.292cm" svg:height="0.396cm" svg:x="0.394cm" svg:y="14.031cm" draw:control="control53"/><draw:control draw:style-name="gr6" draw:text-style-name="P12" svg:width="18.864cm" svg:height="0.401cm" svg:x="0.396cm" svg:y="15.234cm" draw:control="control54"/><draw:control draw:style-name="gr6" draw:text-style-name="P12" svg:width="18.864cm" svg:height="0.401cm" svg:x="0.396cm" svg:y="15.652cm" draw:control="control5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– http://www.jrimum.org/bopep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initial-creator>Misael Queiroz</meta:initial-creator>
    <meta:creation-date>2008-01-18T19:37:11</meta:creation-date>
    <dc:creator>Matheus Bigai Ferreira</dc:creator>
    <dc:date>2020-08-20T17:20:32.56</dc:date>
    <meta:editing-cycles>119</meta:editing-cycles>
    <meta:editing-duration>PT9H17M15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5" meta:character-count="48"/>
    <meta:user-defined meta:name="Info 1"/>
    <meta:user-defined meta:name="Info 2"/>
    <meta:user-defined meta:name="Info 3"/>
    <meta:user-defined meta:name="Info 4"/>
  </office:meta>
</office:document-meta>
</file>